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subtitle">
      <style:graphic-properties draw:fill-color="#ffffff" draw:auto-grow-height="true" fo:min-height="12.17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outline1">
      <style:graphic-properties fo:min-height="5.576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66pt" style:font-size-asian="36pt" style:font-size-complex="36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4.18cm" svg:x="0cm" svg:y="6.167cm" presentation:class="title" presentation:user-transformed="true">
          <draw:text-box>
            <text:p><text:span text:style-name="T1">WorkerApp</text:span><text:line-break/><text:span text:style-name="T2">by Big Bang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0">
        <draw:frame presentation:style-name="pr3" draw:layer="layout" svg:width="25.199cm" svg:height="1.771cm" svg:x="1.4cm" svg:y="0.837cm" presentation:class="title">
          <draw:text-box>
            <text:p>Idea del proyecto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Poner en contacto nuestros usuarios con profesionales cercanos que necesit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 presentation:user-transformed="true">
          <draw:text-box>
            <text:p>Historias de usuario 1/2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usuario me gustaría poder <text:span text:style-name="T3">buscar</text:span> por <text:span text:style-name="T3">servicios ofrecidos</text:span>. Esto me <text:span text:style-name="T3">aporta</text:span> el poder encontrar una <text:span text:style-name="T3">lista</text:span> de <text:span text:style-name="T3">profesionales</text:span> que me <text:span text:style-name="T3">solucionen</text:span> el <text:span text:style-name="T3">problema</text:span> que tengo.</text:p>
                <text:p/>
              </text:list-item>
              <text:list-item>
                <text:p>Como usuario me gustaría <text:span text:style-name="T3">tener</text:span> una <text:span text:style-name="T3">valoración del profesional</text:span> por otros usuario <text:span text:style-name="T3">para ofrecerme</text:span> más <text:span text:style-name="T3">confianza</text:span> el contratar uno u otro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3T1">
        <draw:frame presentation:style-name="pr8" draw:layer="layout" svg:width="25.199cm" svg:height="1.771cm" svg:x="1.4cm" svg:y="0.837cm" presentation:class="title">
          <draw:text-box>
            <text:p>Historias de usuario 2/2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usuario me gustaría la <text:span text:style-name="T3">geolocalización</text:span> del <text:span text:style-name="T3">profesional para</text:span> en caso de urgencia puedo <text:span text:style-name="T3">buscar</text:span> el más <text:span text:style-name="T3">cercano</text:span>.</text:p>
              </text:list-item>
              <text:list-item>
                <text:p>Como usuario me gustaría <text:s/>poder <text:span text:style-name="T3">contactar</text:span> con <text:span text:style-name="T3">profesionales</text:span> de forma <text:span text:style-name="T3">directa</text:span> por medio de la app <text:span text:style-name="T3">para</text:span> así <text:span text:style-name="T3">agilizar</text:span> la <text:span text:style-name="T3">comunicación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09:12:17.333000000</meta:creation-date>
    <meta:editing-duration>PT16M9S</meta:editing-duration>
    <meta:editing-cycles>4</meta:editing-cycles>
    <meta:generator>LibreOffice/6.0.5.2$Windows_X86_64 LibreOffice_project/54c8cbb85f300ac59db32fe8a675ff7683cd5a16</meta:generator>
    <dc:title>Blue Curve</dc:title>
    <dc:date>2018-07-24T09:40:28.275000000</dc:date>
    <meta:document-statistic meta:object-count="50"/>
  </office:meta>
</office:document-meta>
</file>